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3"/>Approach &amp; Methods<text:bookmark-end text:name="chapter-3"/></text:h>
      <text:p text:style-name="First_20_paragraph">[Target X words]</text:p>
      <text:list text:style-name="L1">
        <text:list-item>
          <text:p text:style-name="P1">this PhD comprises a number of studies conducted between 2016 and 2021.</text:p>
        </text:list-item>
        <text:list-item>
          <text:p text:style-name="P1">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2">
        <text:list-item>
          <text:p text:style-name="P2">Here and throughout this thesis, we take a subjectivist perspective, looking more at what people think than trying to discover a single objective truth.</text:p>
        </text:list-item>
        <text:list-item>
          <text:p text:style-name="P2">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2">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3">
        <text:list-item>
          <text:p text:style-name="P3">4 x 2 hr family ‘home visits’ (REF Mannay)</text:p>
        </text:list-item>
        <text:list-item>
          <text:p text:style-name="P3">3 x 1hr ‘mobile phone/usefulness interviews’</text:p>
        </text:list-item>
        <text:list-item>
          <text:p text:style-name="P3">5 x 1.5 hr ‘digital life sketch interviews (2017)’</text:p>
        </text:list-item>
        <text:list-item>
          <text:p text:style-name="P3">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4">
        <text:list-item>
          <text:p text:style-name="P4">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5">
        <text:list-item>
          <text:p text:style-name="P5">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6">
        <text:list-item>
          <text:p text:style-name="P6">SILVER (ref early help as earlier)</text:p>
        </text:list-item>
        <text:list-item>
          <text:p text:style-name="P6">BBC R &amp; D/PDS</text:p>
        </text:list-item>
      </text:list>
      <text:p text:style-name="First_20_paragraph">two minor projects:</text:p>
      <text:list text:style-name="L7">
        <text:list-item>
          <text:p text:style-name="P7">web augmentation</text:p>
        </text:list-item>
        <text:list-item>
          <text:p text:style-name="P7">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08T15:31:36Z</meta:creation-date>
    <dc:date>2021-03-08T15:31:36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